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ist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ISTUS CANADENSIS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GLANDS</text:span></text:p>
          </table:table-cell>
          <table:table-cell table:style-name="Tabelle1.A2" office:value-type="string">
            <text:p text:style-name="SK-MM-L2">Naso-pharynx</text:p>
          </table:table-cell>
          <table:table-cell table:style-name="Tabelle1.A2" office:value-type="string">
            <text:p text:style-name="SK-MM-L3">l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Throa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ung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COLD</text:span></text:p>
          </table:table-cell>
          <table:table-cell table:style-name="Tabelle1.A2" office:value-type="string">
            <text:p text:style-name="SK-MM-L2"><text:span text:style-name="Emphasis">Inspired ai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Taking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Draft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Water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ental</text:p>
          </table:table-cell>
          <table:table-cell table:style-name="Tabelle1.A2" office:value-type="string">
            <text:p text:style-name="SK-MM-L2"><text:span text:style-name="Emphasis">Exertion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Excitement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ouc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Painfully sensitive to cold; to inspired air. </text:span></text:p>
      <text:p text:style-name="Primary">Coldness of tongue, saliva, <text:span text:style-name="Emphasis">in throat, </text:span>eructations, stomach, etc.; &lt; sweating. </text:p>
      <text:p text:style-name="Primary"><text:span text:style-name="Emphasis">Suppurations. </text:span></text:p>
      <text:p text:style-name="Primary">Much thick, yellow or foul mucus, leaving painful rawness (Æsc. </text:p>
      <text:p text:style-name="Primary">Ant-c.). </text:p>
      <text:p text:style-name="Primary">Internal and external itching. </text:p>
      <text:p text:style-name="Primary"><text:span text:style-name="Emphasis">Burning. </text:span></text:p>
      <text:p text:style-name="Primary">Indurations. </text:p>
      <text:p text:style-name="Primary">Callosities. </text:p>
      <text:p text:style-name="Primary">Scrofula. </text:p>
      <text:p text:style-name="Primary"/>
      <text:p text:style-name="Secondary">Fear. </text:p>
      <text:p text:style-name="Secondary">Headache from missing the noon meal, &gt; eating. </text:p>
      <text:p text:style-name="Secondary">As of a lump in naso-pharynx. </text:p>
      <text:p text:style-name="Secondary">Colds affect the throat; it feels spongy, sandy, itches or has a dry spot, &gt; sips of water. </text:p>
      <text:p text:style-name="Secondary">Expectorates quantities of tenacious, glairy mucus. </text:p>
      <text:p text:style-name="Secondary"><text:span text:style-name="Emphasis">Hard, swollen glands; </text:span>&lt; on neck; ll </text:p>
      <text:p text:style-name="Secondary">mamma. </text:p>
      <text:p text:style-name="Secondary">Crawling over body. </text:p>
      <text:p text:style-name="Secondary">Cracked tetters; canthi; lips; fingertips. </text:p>
      <text:p text:style-name="Secondary">Chilliness. </text:p>
      <text:p text:style-name="SK-MM-Remedy-Reference">Related: Calc-c. Helod. Hep.</text:p>
      <text:p text:style-name="Standard"/>
      <text:p text:style-name="SK-MM-Rem-Short">Clem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LEMATIS ERECT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Strong_20_Emphasis">MUCOUS </text:span><text:soft-page-break/><text:span text:style-name="Strong_20_Emphasis">MEMBRANES</text:span></text:p>
          </table:table-cell>
          <table:table-cell table:style-name="Table1.A2" office:value-type="string">
            <text:p text:style-name="SK-MM-L2"><text:span text:style-name="Strong_20_Emphasis">EYE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URETHRA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Strong_20_Emphasis">GLANDS</text:span></text:p>
          </table:table-cell>
          <table:table-cell table:style-name="Table1.A2" office:value-type="string">
            <text:p text:style-name="SK-MM-L2"><text:span text:style-name="Strong_20_Emphasis">TESTE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Epididymi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Mammæ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Ovaries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kinscal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Occipu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GONORRHŒ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Heat of be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NIGH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Cold wash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Ligh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oon&lt; and &gt; with (Phel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ercur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Swea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Flaccid muscles. </text:p>
      <text:p text:style-name="Primary"><text:span text:style-name="Strong_20_Emphasis">VERY HARD, PAINFULLY SWOLLEN GLANDS; </text:span>TESTES (r). </text:p>
      <text:p text:style-name="Primary">Burning, itching, stinging, crawling pains. </text:p>
      <text:p text:style-name="Primary"/>
      <text:p text:style-name="Secondary"><text:span text:style-name="Emphasis">Indifference. </text:span></text:p>
      <text:p text:style-name="Secondary">Chronic conjunctivitis. </text:p>
      <text:p text:style-name="Secondary">Iritis. </text:p>
      <text:p text:style-name="Secondary">Lachrymation. </text:p>
      <text:p text:style-name="Secondary">Urine flows by starts, or dribbles; strains out a few drops, then full stream follows. </text:p>
      <text:p text:style-name="Secondary">Stricture (Con.). </text:p>
      <text:p text:style-name="Secondary">Mucus in urine. </text:p>
      <text:p text:style-name="Secondary">Swelled inguinal glands and spermatic cord; with cutting, sore pains. </text:p>
      <text:p text:style-name="Secondary">Orchitis. </text:p>
      <text:p text:style-name="Secondary">Loathes coition. </text:p>
      <text:p text:style-name="Secondary">Full, heavy, sensitive breasts; outward darts in. </text:p>
      <text:p text:style-name="Secondary">Skin itches violently, with profuse desquamation. </text:p>
      <text:p text:style-name="Secondary">Vesicles. </text:p>
      <text:p text:style-name="Secondary">Pustules. </text:p>
      <text:p text:style-name="Secondary">Corroding eruptions; ending in flat, eating ulcers; with thick crusts and eczema; &lt; occiput and lower legs. </text:p>
      <text:p text:style-name="Secondary">Sleepiness. </text:p>
      <text:p text:style-name="SK-MM-Remedy-Reference">Complementary: Merc. Related: Pho. Rhod. Stap.</text:p>
      <text:p text:style-name="Standard"/>
      <text:p text:style-name="SK-MM-Rem-Short"><text:soft-page-break/>Cob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OBALTUM METALLIC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Spine (lumbar)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Genital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Kidney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Bo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Sexual los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it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Heat of bed or su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Hawking mucu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Continued 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Frothy discharges. </text:p>
      <text:p text:style-name="Primary">Soreness. </text:p>
      <text:p text:style-name="Primary">Aching bones. </text:p>
      <text:p text:style-name="Primary">Sour taste, stomach, foot-sweat, etc. </text:p>
      <text:p text:style-name="Primary"/>
      <text:p text:style-name="Secondary">Sense of guilt. </text:p>
      <text:p text:style-name="Secondary">Vertigo or head feels big; &lt; stool. </text:p>
      <text:p text:style-name="Secondary">Vernal photophobia. </text:p>
      <text:p text:style-name="Secondary">Cracks across tongue. </text:p>
      <text:p text:style-name="Secondary">Emptiness at navel (Flu-ac.). </text:p>
      <text:p text:style-name="Secondary">Yellow spots on abdomen. </text:p>
      <text:p text:style-name="Secondary">Sweet, foamy, lumpy expectoration. </text:p>
      <text:p text:style-name="Secondary">Pain along spine and down both legs. </text:p>
      <text:p text:style-name="Secondary">Lumbar ache; &lt; coition; &lt; sitting, &gt; walking; with weak knees; can't straighten up. </text:p>
      <text:p text:style-name="Secondary">Sudden weakness in l. </text:p>
      <text:p text:style-name="Secondary">hip; &lt; walking. </text:p>
      <text:p text:style-name="SK-MM-Remedy-Reference">Related: Eup-p.</text:p>
      <text:p text:style-name="Standard"/>
      <text:p text:style-name="SK-MM-Rem-Short">Coca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COC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><text:span text:style-name="Strong_20_Emphasis">BRAIN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Respiration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Hear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Muscl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Ascend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High altitud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l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ental 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<text:span text:style-name="Emphasis">Rapid motion</text:span>, <text:span text:style-name="Emphasis">in open air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After sunse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Dizzy, </text:span>dyspnœic and exhausted (Ars.). </text:p>
      <text:p text:style-name="Primary">Muscle exhaustion. </text:p>
      <text:p text:style-name="Primary"/>
      <text:p text:style-name="Secondary">Mental prostration; alternating with brightness. </text:p>
      <text:p text:style-name="Secondary"><text:span text:style-name="Emphasis">Timid, </text:span>craves solitude. </text:p>
      <text:p text:style-name="Secondary">Sense of impending death. </text:p>
      <text:p text:style-name="Secondary">Loquacious excitement, with blissful visions. </text:p>
      <text:p text:style-name="Secondary">Exhilaration; before menses. </text:p>
      <text:p text:style-name="Secondary">Flashes before eyes. </text:p>
      <text:p text:style-name="Secondary">Migraine. </text:p>
      <text:p text:style-name="Secondary">Carious teeth. </text:p>
      <text:p text:style-name="Secondary">Aphonia. </text:p>
      <text:p text:style-name="Secondary">Senile asthma. </text:p>
      <text:p text:style-name="Secondary">Palpitation; excessively rapid pulse, with violent sweating. </text:p>
      <text:p text:style-name="Secondary">Crawling numbness in arms. </text:p>
      <text:p text:style-name="Secondary">Like a worm under skin (Calc-c.), moving away when touched. </text:p>
      <text:p text:style-name="Secondary">Sleepless; awakes with a shock in brain. </text:p>
      <text:p text:style-name="SK-MM-Remedy-Reference">Related: Cann.</text:p>
      <text:p text:style-name="Standard"/>
      <text:p text:style-name="SK-MM-Rem-Short">Coc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COCCULUS INDICU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SENSORIUM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Emphasis">Cerebro-spinal axis</text:span></text:p>
          </table:table-cell>
          <table:table-cell table:style-name="Table4.A2" office:value-type="string">
            <text:p text:style-name="SK-MM-L2"><text:span text:style-name="Strong_20_Emphasis">OCCIPU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Lumba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Muscl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Female sexual orga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One side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Motion</text:span></text:p>
          </table:table-cell>
          <table:table-cell table:style-name="Table4.A2" office:value-type="string">
            <text:p text:style-name="SK-MM-L2"><text:span text:style-name="Strong_20_Emphasis">BOA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CAR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Carriage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Slight causes</text:span></text:p>
          </table:table-cell>
          <table:table-cell table:style-name="Table4.A2" office:value-type="string">
            <text:p text:style-name="SK-MM-L2"><text:span text:style-name="Emphasis">Loss of sleep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Exertio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Pai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Noise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Touch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Emotion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Anxiety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Cold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Open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Eating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During mens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Acute senses with heavy or paralytic, muscular relaxation. </text:p>
      <text:p text:style-name="Primary"><text:span text:style-name="Emphasis">Too weak to hold up head, stand or even speak. </text:span></text:p>
      <text:p text:style-name="Primary">Paralysis. </text:p>
      <text:p text:style-name="Primary"><text:span text:style-name="Emphasis">Tremor; </text:span>intention; of head; lower jaw. </text:p>
      <text:p text:style-name="Primary"><text:span text:style-name="Emphasis">Cramps; </text:span>in masseters; abdomen; dysmenorrhœal; in heart. </text:p>
      <text:p text:style-name="Primary"><text:span text:style-name="Emphasis">Benumbed. </text:span></text:p>
      <text:p text:style-name="Primary">Spasms. </text:p>
      <text:p text:style-name="Primary">Alternations. </text:p>
      <text:p text:style-name="Primary"><text:span text:style-name="Strong_20_Emphasis">EMPTY, HOLLOW FEELING. </text:span></text:p>
      <text:p text:style-name="Primary">Weak, nervous women, &lt; menses. </text:p>
      <text:p text:style-name="Primary">Vomiting with syncope. </text:p>
      <text:p text:style-name="Primary">Hysterical asthma. </text:p>
      <text:p text:style-name="Primary">Hysteria. </text:p>
      <text:p text:style-name="Primary"><text:span text:style-name="Emphasis">Sensitive to cold. </text:span></text:p>
      <text:p text:style-name="Primary"/>
      <text:p text:style-name="Secondary">Dazed; things seem unreal. </text:p>
      <text:p text:style-name="Secondary">Slow grasp. </text:p>
      <text:p text:style-name="Secondary">Easily offended. </text:p>
      <text:p text:style-name="Secondary">Extremely sad, taciturn and peevish. </text:p>
      <text:p text:style-name="Secondary"><text:span text:style-name="Strong_20_Emphasis">VERTIGO; </text:span>in forehead; in A.M.; with nausea; with palpitation; &lt; raising head. </text:p>
      <text:p text:style-name="Secondary">Heavy head. </text:p>
      <text:p text:style-name="Secondary"><text:span text:style-name="Emphasis">Occiput; </text:span>aches; &lt; lying on it; &gt; bending backward; <text:span text:style-name="Strong_20_Emphasis">OPENS AND SHUTS. </text:span></text:p>
      <text:p text:style-name="Secondary">Throat tickles; with lachrymation. </text:p>
      <text:p text:style-name="Secondary">Speaks or swallows with difficulty. </text:p>
      <text:p text:style-name="Secondary">Loathing. </text:p>
      <text:p text:style-name="Secondary">Nausea; rising into head. </text:p>
      <text:p text:style-name="Secondary">Retching. </text:p>
      <text:p text:style-name="Secondary"><text:span text:style-name="Strong_20_Emphasis">VOMITING. </text:span></text:p>
      <text:p text:style-name="Secondary"><text:span text:style-name="Emphasis">Train and sea sickness. </text:span></text:p>
      <text:p text:style-name="Secondary"><text:span text:style-name="Emphasis">Abdomen seems full of sharp stones; </text:span>bloated. </text:p>
      <text:p text:style-name="Secondary"><text:span text:style-name="Emphasis">Colic; </text:span>twisting (wind); nervous hysterical; with faintness; with salivation. </text:p>
      <text:p text:style-name="Secondary">Clutching in uterus. </text:p>
      <text:p text:style-name="Secondary">Depleting menses; &lt; standing on tip toe; replaced by gushes of leucorrhœa. </text:p>
      <text:p text:style-name="Secondary">Weak neck. </text:p>
      <text:p text:style-name="Secondary"><text:span text:style-name="Strong_20_Emphasis">SPINAL WEAKNESS; </text:span>&lt; lumbar; &lt; walking. </text:p>
      <text:p text:style-name="Secondary">Paraplegia. </text:p>
      <text:p text:style-name="Secondary">Limbs go to sleep, &lt; grasping objects. </text:p>
      <text:p text:style-name="Secondary"><text:soft-page-break/>Alternations between arms. </text:p>
      <text:p text:style-name="Secondary">Humerus feels broken. </text:p>
      <text:p text:style-name="Secondary">Hands numb; alternately hot and cold. </text:p>
      <text:p text:style-name="Secondary">Knees weak; cracking. </text:p>
      <text:p text:style-name="Secondary">Clumsy gait. </text:p>
      <text:p text:style-name="Secondary">Sleepless, from mental or physical exhaustion. </text:p>
      <text:p text:style-name="Secondary">Drowsy. </text:p>
      <text:p text:style-name="Secondary">Low fever. </text:p>
      <text:p text:style-name="Secondary">Sweaty. </text:p>
      <text:p text:style-name="SK-MM-Remedy-Reference">Complementary: Petr. Related: Gel. Ign.</text:p>
      <text:p text:style-name="Standard"/>
      <text:p text:style-name="SK-MM-Rem-Short">Coc-c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COCCUS CACTI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Strong_20_Emphasis">MUCOUS MEMBRANES</text:span></text:p>
          </table:table-cell>
          <table:table-cell table:style-name="Table5.A2" office:value-type="string">
            <text:p text:style-name="SK-MM-L2"><text:span text:style-name="Strong_20_Emphasis">FAUCE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hroat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Larynx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Chest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Genito-urinary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Lef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IRRITATING FAUC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Periodically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Hea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Lying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Awak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 expo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Washing in cold wate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Catarrh. </text:span></text:p>
      <text:p text:style-name="Primary"><text:span text:style-name="Emphasis">Spasms. </text:span></text:p>
      <text:p text:style-name="Primary"><text:span text:style-name="Emphasis">Hæmorrhage. </text:span></text:p>
      <text:p text:style-name="Primary">Uric acid. </text:p>
      <text:p text:style-name="Primary">Gouty-rheumatic. </text:p>
      <text:p text:style-name="Primary"><text:span text:style-name="Strong_20_Emphasis">STRINGY DISCHARGES, EXPECTORATION, </text:span>hanging from mouth, urine, feeling in throat, black menses, <text:span text:style-name="Emphasis">etc. </text:span></text:p>
      <text:p text:style-name="Primary"><text:span text:style-name="Emphasis">Sensitive, fauces, </text:span>vulva, skin, <text:span text:style-name="Emphasis">etc. </text:span></text:p>
      <text:p text:style-name="Primary">Intolerable internal tickle. </text:p>
      <text:p text:style-name="Primary"><text:span text:style-name="Emphasis">Pulsations; </text:span>in glans; as of a fluid forcing its way. </text:p>
      <text:p text:style-name="Primary">Dark blood. </text:p>
      <text:p text:style-name="Primary"><text:soft-page-break/></text:p>
      <text:p text:style-name="Secondary">Sad; on waking at 2-3 A.M. </text:p>
      <text:p text:style-name="Secondary"><text:span text:style-name="Emphasis">Hawking, </text:span>brushing teeth, etc. excites cough, retching or vomiting. </text:p>
      <text:p text:style-name="Secondary">Profuse post-nasal discharge. </text:p>
      <text:p text:style-name="Secondary">Constricted throat. </text:p>
      <text:p text:style-name="Secondary">Violent kidney pain, with dysuria. </text:p>
      <text:p text:style-name="Secondary">Nephritic colic. </text:p>
      <text:p text:style-name="Secondary">Irritated bladder. </text:p>
      <text:p text:style-name="Secondary">Sticking along ureters. </text:p>
      <text:p text:style-name="Secondary">Urging to urinate; &gt; bloody clots from vagina. </text:p>
      <text:p text:style-name="Secondary">Urine scanty, thick, heavy, sour; <text:span text:style-name="Emphasis">sediment; sandy, </text:span>dark red, brown or white; bloody mucus. </text:p>
      <text:p text:style-name="Secondary">Nephritis. </text:p>
      <text:p text:style-name="Secondary"><text:span text:style-name="Strong_20_Emphasis">REGULAR PAROXYSMS OF VIOLENT TICKLING, RACKING COUGH, ENDING IN VOMITING OR RAISING MUCH CLEAR, </text:span>ROPY MUCUS (Kali-bi.); with a purple, <text:span text:style-name="Emphasis">red face and internal heat; </text:span>periodically; with kidney symptoms; slowly increasing, then gradually declining; &gt; cold air or drinks. </text:p>
      <text:p text:style-name="Secondary">Whooping cough. </text:p>
      <text:p text:style-name="Secondary">Soreness or stitches in apices of lungs. </text:p>
      <text:p text:style-name="Secondary">Coldness in back. </text:p>
      <text:p text:style-name="Secondary"><text:span text:style-name="Emphasis">Burning; </text:span>as of pepper in nostrils, at tip of tongue, <text:span text:style-name="Emphasis">etc. </text:span></text:p>
      <text:p text:style-name="Secondary">(Lach.). </text:p>
      <text:p text:style-name="SK-MM-Remedy-Reference">Related: Ap. Berb. Lach. Pho.</text:p>
      <text:p text:style-name="Standard"/>
      <text:p text:style-name="SK-MM-Rem-Short">Cof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COFFEA CRUD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NERVES</text:span>cardiac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CIRCUL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ex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Wome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NOISE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u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dor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ir (Ope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Mental</text:span></text:p>
          </table:table-cell>
          <table:table-cell table:style-name="Table6.A2" office:value-type="string">
            <text:p text:style-name="SK-MM-L2"><text:span text:style-name="Emphasis">Emotion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Exertio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verea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lcoho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Nigh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Ly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Slee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Warmt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Emotions cause severe symptoms. </text:p>
      <text:p text:style-name="Primary"><text:span text:style-name="Strong_20_Emphasis">EXITABLE AND OVERACTIVE. </text:span></text:p>
      <text:p text:style-name="Primary"><text:span text:style-name="Strong_20_Emphasis">OVERSENSITIVE; </text:span>to noise, it may even be painful (Ther.); to pain, <text:span text:style-name="Emphasis">pleasure, etc. </text:span></text:p>
      <text:p text:style-name="Primary"/>
      <text:p text:style-name="Secondary">Irritable and wakeful. </text:p>
      <text:p text:style-name="Secondary">Resents sympathy. </text:p>
      <text:p text:style-name="Secondary">Rushing ideas. </text:p>
      <text:p text:style-name="Secondary"><text:span text:style-name="Emphasis">Weeps, </text:span>laments and tosses about. </text:p>
      <text:p text:style-name="Secondary">Now joyous, now gloomy. </text:p>
      <text:p text:style-name="Secondary">Faints easily. </text:p>
      <text:p text:style-name="Secondary">Brain seems torn, shattered or crushed. </text:p>
      <text:p text:style-name="Secondary">Clavus. </text:p>
      <text:p text:style-name="Secondary">Bright eyes. </text:p>
      <text:p text:style-name="Secondary">Acute hearing; overhears distant sounds. </text:p>
      <text:p text:style-name="Secondary">Faceache (r). </text:p>
      <text:p text:style-name="Secondary"><text:span text:style-name="Emphasis">Toothache; </text:span>&gt; ice water, &lt; as it warms; pains into finger-tips; during menses. </text:p>
      <text:p text:style-name="Secondary">Stomach feels overloaded. </text:p>
      <text:p text:style-name="Secondary">Hot, itching genitals. </text:p>
      <text:p text:style-name="Secondary">After-pains. </text:p>
      <text:p text:style-name="Secondary">Cough incessant; of measles. </text:p>
      <text:p text:style-name="Secondary">Nervous palpitation; &lt; sun heat. </text:p>
      <text:p text:style-name="Secondary">Trembling hands. </text:p>
      <text:p text:style-name="Secondary">Painfully sensitive skin. </text:p>
      <text:p text:style-name="Secondary">Itching scratches until it bleeds. </text:p>
      <text:p text:style-name="Secondary"><text:span text:style-name="Strong_20_Emphasis">NERVOUS SLEEPLESSNESS; </text:span>from rush of ideas; awakes at or hears every sound; after pleasurable excitement. </text:p>
      <text:p text:style-name="SK-MM-Remedy-Reference">Complementary: Aco. Related: Coca. Ign. Antidotes: Cham. Ign. Nux-v.</text:p>
      <text:p text:style-name="Standard"/>
      <text:p text:style-name="SK-MM-Rem-Short">Colch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OLCHICUM AUTUMNALE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DIGESTIVE TRAC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HEART</text:span><text:span text:style-name="Emphasis">pericardium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Circula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Kidney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Tissues</text:p>
          </table:table-cell>
          <table:table-cell table:style-name="Table7.A2" office:value-type="string">
            <text:p text:style-name="SK-MM-L2"><text:span text:style-name="Strong_20_Emphasis">MUSCLE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Ligament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Fibrou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Serou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JOINTS</text:span>small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MO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Touch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Nigh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tubbing to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Vibra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WEATHER</text:span></text:p>
          </table:table-cell>
          <table:table-cell table:style-name="Table7.A2" office:value-type="string">
            <text:p text:style-name="SK-MM-L2"><text:span text:style-name="Emphasis">Cold</text:span>; <text:span text:style-name="Emphasis">damp</text:span>; <text:span text:style-name="Emphasis">room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Changing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utumn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light 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hecked swe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tretch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undown to sunris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Emphasis">Warmth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Res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Doubling u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it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COLD AND WEAK, BUT SENSITIVE AND RESTLESS. </text:span></text:p>
      <text:p text:style-name="Primary">Irritable and sensitive to impressions, strong odors, etc. </text:p>
      <text:p text:style-name="Primary">Tearing, digging, drawing pains. </text:p>
      <text:p text:style-name="Primary">Many joints are attacked. </text:p>
      <text:p text:style-name="Primary">Rapid sinking. </text:p>
      <text:p text:style-name="Primary">Moist collapse. </text:p>
      <text:p text:style-name="Primary">Creepings. </text:p>
      <text:p text:style-name="Primary">Small, rapidly shifting areas of severe pain, but little swelling. </text:p>
      <text:p text:style-name="Primary">Subacute states, that finally attack the heart. </text:p>
      <text:p text:style-name="Primary">Cardio-arthritic affections. </text:p>
      <text:p text:style-name="Primary">Dropsy. </text:p>
      <text:p text:style-name="Primary"/>
      <text:p text:style-name="Secondary"><text:span text:style-name="Emphasis">Depressed. </text:span></text:p>
      <text:p text:style-name="Secondary">Irritable and sensitive every little hurt pains terribly. </text:p>
      <text:p text:style-name="Secondary">Sensitive to odors and impressions. </text:p>
      <text:p text:style-name="Secondary">Unequal pupils. </text:p>
      <text:p text:style-name="Secondary">Acrid tears. </text:p>
      <text:p text:style-name="Secondary">Dark nostrils. </text:p>
      <text:p text:style-name="Secondary"><text:span text:style-name="Strong_20_Emphasis">ACUTE SMELL; </text:span>odors nauseate, even to fainting, etc. </text:p>
      <text:p text:style-name="Secondary">Pinched, sunken face. </text:p>
      <text:p text:style-name="Secondary">Mouth hangs open. </text:p>
      <text:p text:style-name="Secondary">Flow of saliva, with a sense of dryness. </text:p>
      <text:p text:style-name="Secondary">Glossitis. </text:p>
      <text:p text:style-name="Secondary">Thirsty, but LOATHES THE SMELL, or sight of food; &gt; lying quietly. </text:p>
      <text:p text:style-name="Secondary"><text:span text:style-name="Strong_20_Emphasis">NAUSEA. </text:span></text:p>
      <text:p text:style-name="Secondary"><text:soft-page-break/>Retching. </text:p>
      <text:p text:style-name="Secondary">Burning or icy coldness in stomach. </text:p>
      <text:p text:style-name="Secondary">Meteorism. </text:p>
      <text:p text:style-name="Secondary">Diarrhœa, then gouty effects. </text:p>
      <text:p text:style-name="Secondary">Choleraic or shreddy, gelatinous, mucus stools, then tenesmus or spasm of anus. </text:p>
      <text:p text:style-name="Secondary">Mucous colitis; after dysentery. </text:p>
      <text:p text:style-name="Secondary">Tenesmus. </text:p>
      <text:p text:style-name="Secondary">Urine sedimentitious; black. </text:p>
      <text:p text:style-name="Secondary">Nephritis. </text:p>
      <text:p text:style-name="Secondary">Chest seems squeezed by a band. </text:p>
      <text:p text:style-name="Secondary">Cutting or stinging at heart. </text:p>
      <text:p text:style-name="Secondary">Weak heart. </text:p>
      <text:p text:style-name="Secondary">Cold limbs. </text:p>
      <text:p text:style-name="Secondary">Heat on rump. </text:p>
      <text:p text:style-name="Secondary">Sweat, cold on face; sour at night. </text:p>
      <text:p text:style-name="SK-MM-Remedy-Reference">Complementary: Ars. Spi.</text:p>
      <text:p text:style-name="Standard"/>
      <text:p text:style-name="SK-MM-Rem-Short">Coll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OLLINSONIA CANADENSIS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Emphasis">Pelvis</text:span></text:p>
          </table:table-cell>
          <table:table-cell table:style-name="Table8.A2" office:value-type="string">
            <text:p text:style-name="SK-MM-L2"><text:span text:style-name="Emphasis">Anus</text:span>, <text:span text:style-name="Emphasis">rectum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Uteru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Bowel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Hear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Pharynx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ive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Strong_20_Emphasis">PILES</text:span></text:p>
          </table:table-cell>
          <table:table-cell table:style-name="Table8.A2" office:value-type="string">
            <text:p text:style-name="SK-MM-L2">During suppressed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Nigh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Pregnancy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xcitemen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Congestions; pelvic; </text:span>reflex from or combined with hæmorrhoids, especially cardiac (Lycps.). </text:p>
      <text:p text:style-name="Primary">Constrictions. </text:p>
      <text:p text:style-name="Primary">Swelled feeling, in limbs, <text:span text:style-name="Emphasis">vulva, </text:span>clitoris, etc. </text:p>
      <text:p text:style-name="Primary"/>
      <text:p text:style-name="Secondary">Speaker's sorethroat or cough. </text:p>
      <text:p text:style-name="Secondary">Colic. </text:p>
      <text:p text:style-name="Secondary">Acrid diarrhœa; destroying the hair. </text:p>
      <text:p text:style-name="Secondary">Light, knotty stools. </text:p>
      <text:p text:style-name="Secondary"><text:span text:style-name="Emphasis">Rectum; </text:span>aches; burns, seems dry and full of sticks or sand; with cardiac pains. </text:p>
      <text:p text:style-name="Secondary"><text:soft-page-break/>Constipation or piles of pregnancy. </text:p>
      <text:p text:style-name="Secondary">Piles (bleeding); alternating with heart, chest or rheumatic symptoms. </text:p>
      <text:p text:style-name="Secondary"><text:span text:style-name="Emphasis">Prolapsus, </text:span>ani, uteri, etc. </text:p>
      <text:p text:style-name="Secondary">Itching of vulva or anus. </text:p>
      <text:p text:style-name="Secondary">Varicocele. </text:p>
      <text:p text:style-name="Secondary">Palpitation. </text:p>
      <text:p text:style-name="Secondary">Flushes of heat; with piles; with oppressed breathing. </text:p>
      <text:p text:style-name="SK-MM-Remedy-Reference">Related: Lycps. Nux-v. Sul.</text:p>
      <text:p text:style-name="Standard"/>
      <text:p text:style-name="SK-MM-Rem-Short">Col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COLOCYNTH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NERVES (large)</text:p>
          </table:table-cell>
          <table:table-cell table:style-name="Table9.A2" office:value-type="string">
            <text:p text:style-name="SK-MM-L2"><text:span text:style-name="Strong_20_Emphasis">TRIFACIAL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ABDOMINAL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Spinal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SCIATIC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DIGESTIVE TRACT (NAVEL)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INTESTIN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Ovari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Kidney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ef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EMOTIO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VEXA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Chagr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Anger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Lying on painless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Night</text:span>, in b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Draft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Taking col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<text:span text:style-name="Strong_20_Emphasis">HARD PRESSURE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offe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<text:span text:style-name="Emphasis">Hea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Re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Gentle 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After stool or flatu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Acts on digestive tract, then longer on spinal nerves. </text:p>
      <text:p text:style-name="Primary"><text:span text:style-name="Strong_20_Emphasis">SUDDEN, ATROCIOUS CRAMPINGS, </text:span><text:span text:style-name="Emphasis">gripings, </text:span>tearings, etc., making him TWIST, turn or cry out in pain; with nausea or diuresis. </text:p>
      <text:p text:style-name="Primary">Convulsive jerks or constrictions during pain (Ign. </text:p>
      <text:p text:style-name="Primary">Lyc.). </text:p>
      <text:p text:style-name="Primary">Lightning-like pains. </text:p>
      <text:p text:style-name="Primary"><text:span text:style-name="Strong_20_Emphasis">CUTTING, </text:span><text:span text:style-name="Emphasis">pinching, clamping, gnawing or boring pain; </text:span>then numbness. </text:p>
      <text:p text:style-name="Primary">Parts seem too short. </text:p>
      <text:p text:style-name="Primary"><text:span text:style-name="Emphasis">Constriction. </text:span></text:p>
      <text:p text:style-name="Primary">Neuralgia. </text:p>
      <text:p text:style-name="Primary"/>
      <text:p text:style-name="Secondary"><text:span text:style-name="Emphasis">Anger; </text:span>easily vexed; &lt; pains. </text:p>
      <text:p text:style-name="Secondary">Tearing head pains, &lt; moving eyelids. </text:p>
      <text:p text:style-name="Secondary">Faceache (l); with eye symptoms or alternating with cœlialgia. </text:p>
      <text:p text:style-name="Secondary">Distorted face. </text:p>
      <text:p text:style-name="Secondary">Persistent bitter taste. </text:p>
      <text:p text:style-name="Secondary">Gas colic (flatulent colic). </text:p>
      <text:p text:style-name="Secondary"><text:span text:style-name="Strong_20_Emphasis">WAVES OF VIOLENT CUTTING, GRIPING, GRASPING, CLUTCHING OR RADIATING ABDOMINAL COLIC DOUBLE HIM UP; </text:span>&gt; HARD PRESSURE; &lt; least food. </text:p>
      <text:p text:style-name="Secondary">Cutting in bowels; at navel. </text:p>
      <text:p text:style-name="Secondary">Pressure &gt; at first then &lt;. </text:p>
      <text:p text:style-name="Secondary">Intestines feel squeezed between stones. </text:p>
      <text:p text:style-name="Secondary">Pains alternating between ovaries. </text:p>
      <text:p text:style-name="Secondary">Ovaralgia. </text:p>
      <text:p text:style-name="Secondary">Vomits from pain. </text:p>
      <text:p text:style-name="Secondary"><text:span text:style-name="Emphasis">Yellow, frothy, watery, shreddy, </text:span>sourish or gelatinous stools; with colic and gas. </text:p>
      <text:p text:style-name="Secondary">Dysentery. </text:p>
      <text:p text:style-name="Secondary">Slippery bubbles escape from anus. </text:p>
      <text:p text:style-name="Secondary">Gelatinous, sticky or stringy urine. </text:p>
      <text:p text:style-name="Secondary">Heart feels pushed up by a distended stomach. </text:p>
      <text:p text:style-name="Secondary">Pain under r. </text:p>
      <text:p text:style-name="Secondary">scapula, &gt; pressure (Bry.). </text:p>
      <text:p text:style-name="Secondary">Lumbar ache, &gt; pressure </text:p>
      <text:p text:style-name="Secondary">Cramps in hips. </text:p>
      <text:p text:style-name="Secondary">Screwing, band-like or shooting sciatic pains; &lt; least motion, rotation or night, &gt; lying on painful part. </text:p>
      <text:p text:style-name="Secondary">Limbs drawn up like a hedgehog. </text:p>
      <text:p text:style-name="Secondary">Urinous sweat. </text:p>
      <text:p text:style-name="SK-MM-Remedy-Reference">Complementary: Caus. Antidote: Op. Related: Stap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2" meta:paragraph-count="535" meta:word-count="1578" meta:character-count="10655"/>
    <dc:date>2012-09-05T23:33:16.67</dc:date>
    <meta:editing-duration>PT2M50S</meta:editing-duration>
    <meta:editing-cycles>1</meta:editing-cycles>
  </office:meta>
</office:document-meta>
</file>